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' <text:span text:style-name="Strong_20_Emphasis">hardening dei sistemi</text:span> è il processo di protezione e rafforzamento della sicurezza di un sistema informatico (ad esempio server, desktop, dispositivi di rete, e dispositivi mobili) per ridurre le vulnerabilità che potrebbero essere sfruttate da attacchi informatici. L'obiettivo principale è rendere il sistema più resistente alle minacce come malware, hacking, accessi non autorizzati e perdita di dati.</text:p>
      <text:p text:style-name="Text_20_body">Ecco i passaggi e le tecniche tipiche dell'hardening dei sistemi:</text:p>
      <text:list text:style-name="L1">
        <text:list-item>
          <text:p text:style-name="P1"><text:span text:style-name="Strong_20_Emphasis">Rimozione del software non necessaria</text:span> : qualsiasi programma o servizio non essenziale aumenta la superficie di attacco. L'eliminazione delle applicazioni non indispensabili riduce il numero di possibili vettori di attacco.</text:p>
        </text:list-item>
        <text:list-item>
          <text:p text:style-name="P1"><text:span text:style-name="Strong_20_Emphasis">Aggiornamento e patching del software</text:span> : mantenere aggiornato il sistema operativo e le applicazioni con le ultime patch di sicurezza, per evitare che le vulnerabilità vengano sfruttate.</text:p>
        </text:list-item>
        <text:list-item>
          <text:p text:style-name="P1"><text:span text:style-name="Strong_20_Emphasis">Configurazione delle policy di accesso</text:span> : definire e limitare i privilegi di accesso, garantendo che solo gli utenti autorizzati possano accedere al sistema e solo con i permessi necessari.</text:p>
        </text:list-item>
        <text:list-item>
          <text:p text:style-name="P1"><text:span text:style-name="Strong_20_Emphasis">Configurazione del firewall e dei servizi di rete</text:span> : limitare i servizi e le porte aperte al minimo necessario, per ridurre le possibilità di accesso non autorizzato dall'esterno.</text:p>
        </text:list-item>
        <text:list-item>
          <text:p text:style-name="P1"><text:span text:style-name="Strong_20_Emphasis">Implementazione di misure di sicurezza avanzate</text:span> : come la crittografia dei dati sensibili, l'uso di sistemi di autenticazione multifattoriale (MFA), e la disabilitazione di protocolli di rete non sicuri.</text:p>
        </text:list-item>
        <text:list-item>
          <text:p text:style-name="P1"><text:span text:style-name="Strong_20_Emphasis">Log e monitoraggio continuo</text:span> : attivare il log per monitorare l'attività del sistema e rilevare comportamenti anomali o sospetti.</text:p>
        </text:list-item>
        <text:list-item>
          <text:p text:style-name="P1"><text:span text:style-name="Strong_20_Emphasis">Politica di password robusta</text:span> : imporre l'uso di password complesse e cambiarle regolarmente per ridurre i rischi di compromissione.</text:p>
        </text:list-item>
      </text:list>
      <text:p text:style-name="Text_20_body">L'hardening è un processo continuo e deve essere periodicamente aggiornato in risposta a nuove minacce, informazioni scoperte e aggiornamenti tecnologic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1:00:55.220000000</meta:creation-date>
    <dc:date>2024-10-29T18:46:24.183000000</dc:date>
    <meta:editing-duration>PT7H35M15S</meta:editing-duration>
    <meta:editing-cycles>1</meta:editing-cycles>
    <meta:document-statistic meta:table-count="0" meta:image-count="0" meta:object-count="0" meta:page-count="1" meta:paragraph-count="10" meta:word-count="276" meta:character-count="1874" meta:non-whitespace-character-count="1615"/>
    <meta:generator>LibreOffice/24.8.2.1$Windows_X86_64 LibreOffice_project/0f794b6e29741098670a3b95d60478a65d05ef13</meta:generator>
  </office:meta>
</office:document-meta>
</file>